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903cm" svg:height="0.903cm" svg:x="1.601cm" svg:y="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903cm" svg:height="0.903cm" svg:x="3.255cm" svg:y="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903cm" svg:height="0.903cm" svg:x="5.009cm" svg:y="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903cm" svg:height="0.903cm" svg:x="6.739cm" svg:y="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12cm" svg:height="0.911cm" svg:x="0.491cm" svg:y="1.162cm">
          <draw:text-box>
            <text:p><text:span text:style-name="T1">ابتدا</text:span></text:p>
          </draw:text-box>
        </draw:frame>
        <draw:connector draw:style-name="gr3" draw:text-style-name="P1" draw:layer="layout" draw:type="curve" svg:x1="2.052cm" svg:y1="1.162cm" svg:x2="1.733cm" svg:y2="1.294cm" draw:start-shape="id1" draw:start-glue-point="4" draw:end-shape="id1" draw:end-glue-point="5" svg:d="m2052 1162c0-753-319-819-319 132">
          <text:p/>
        </draw:connector>
        <draw:connector draw:style-name="gr3" draw:text-style-name="P1" draw:layer="layout" draw:type="curve" draw:line-skew="0.495cm 1.904cm" svg:x1="2.372cm" svg:y1="1.294cm" svg:x2="3.255cm" svg:y2="1.653cm" draw:start-shape="id1" draw:start-glue-point="11" draw:end-shape="id2" draw:end-glue-point="6" svg:d="m2372 1294c0-208 316-173 442-32s63 391 441 391">
          <text:p/>
        </draw:connector>
        <draw:connector draw:style-name="gr3" draw:text-style-name="P1" draw:layer="layout" draw:type="curve" draw:line-skew="-0.235cm" svg:x1="3.706cm" svg:y1="2.105cm" svg:x2="2.372cm" svg:y2="1.933cm" draw:start-shape="id2" draw:start-glue-point="8" draw:end-shape="id1" draw:end-glue-point="9" svg:d="m3706 2105c0 399-1334 485-1334-172">
          <text:p/>
        </draw:connector>
        <draw:connector draw:style-name="gr3" draw:text-style-name="P1" draw:layer="layout" draw:type="curve" draw:line-skew="0.506cm 1.991cm" svg:x1="4.026cm" svg:y1="1.334cm" svg:x2="5.009cm" svg:y2="1.601cm" draw:start-shape="id2" draw:start-glue-point="11" draw:end-shape="id3" draw:end-glue-point="6" svg:d="m4026 1334c0-270 359-225 506-91s80 358 477 358">
          <text:p/>
        </draw:connector>
        <draw:connector draw:style-name="gr3" draw:text-style-name="P1" draw:layer="layout" draw:type="curve" draw:line-skew="0.111cm" svg:x1="5.46cm" svg:y1="2.053cm" svg:x2="2.052cm" svg:y2="2.065cm" draw:start-shape="id3" draw:start-glue-point="8" draw:end-shape="id1" draw:end-glue-point="8" svg:d="m5460 2053c0 936-3408 930-3408 12">
          <text:p/>
        </draw:connector>
        <draw:connector draw:style-name="gr3" draw:text-style-name="P1" draw:layer="layout" draw:type="curve" draw:line-skew="0.533cm 1.893cm" svg:x1="5.78cm" svg:y1="1.282cm" svg:x2="6.739cm" svg:y2="1.614cm" draw:start-shape="id3" draw:start-glue-point="11" draw:end-shape="id4" draw:end-glue-point="6" svg:d="m5780 1282c0-151 310-126 423-6s28 338 536 338">
          <text:p/>
        </draw:connector>
        <draw:connector draw:style-name="gr3" draw:text-style-name="P1" draw:layer="layout" draw:type="curve" svg:x1="7.19cm" svg:y1="1.163cm" svg:x2="7.51cm" svg:y2="1.295cm" draw:start-shape="id4" draw:start-glue-point="4" draw:end-shape="id4" draw:end-glue-point="11" svg:d="m7190 1163c0-753 320-819 320 132">
          <text:p/>
        </draw:connector>
        <draw:connector draw:style-name="gr3" draw:text-style-name="P1" draw:layer="layout" draw:type="curve" draw:line-skew="0.39cm" svg:x1="7.19cm" svg:y1="2.066cm" svg:x2="1.733cm" svg:y2="1.933cm" draw:start-shape="id4" draw:start-glue-point="8" draw:end-shape="id1" draw:end-glue-point="7" svg:d="m7190 2066c0 1336-5457 1403-5457-133">
          <text:p/>
        </draw:connector>
        <draw:frame draw:style-name="gr4" draw:layer="layout" svg:width="0.734cm" svg:height="0.388cm" svg:x="1.697cm" svg:y="1.39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741cm" svg:height="0.388cm" svg:x="3.338cm" svg:y="1.43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717cm" svg:height="0.388cm" svg:x="5.094cm" svg:y="1.3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761cm" svg:height="0.388cm" svg:x="6.797cm" svg:y="1.38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383cm" svg:height="0.388cm" svg:x="1.412cm" svg:y="0.3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383cm" svg:height="0.388cm" svg:x="2.961cm" svg:y="2.04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383cm" svg:height="0.388cm" svg:x="4.059cm" svg:y="2.33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383cm" svg:height="0.388cm" svg:x="5.762cm" svg:y="2.5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383cm" svg:height="0.388cm" svg:x="2.639cm" svg:y="0.7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383cm" svg:height="0.388cm" svg:x="4.305cm" svg:y="0.75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383cm" svg:height="0.388cm" svg:x="5.983cm" svg:y="0.77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383cm" svg:height="0.388cm" svg:x="7.454cm" svg:y="0.531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5T12:18:47</dc:date>
    <dc:creator>kkk </dc:creator>
    <meta:editing-duration>PT11H25M35S</meta:editing-duration>
    <meta:editing-cycles>50</meta:editing-cycles>
    <meta:generator>LibreOffice/3.3$Linux LibreOffice_project/330m19$Build-401</meta:generator>
    <meta:document-statistic meta:object-count="25"/>
  </office:meta>
</office:document-meta>
</file>

<file path=Object 1/content.xml><?xml version="1.0" encoding="utf-8"?>
<math xmlns="http://www.w3.org/1998/Math/MathML">
  <semantics>
    <mrow>
      <mi>a</mi>
      <mo stretchy="false">/</mo>
      <mn>0</mn>
    </mrow>
    <annotation encoding="StarMath 5.0">a/0</annotation>
  </semantics>
</math>
</file>

<file path=Object 10/content.xml><?xml version="1.0" encoding="utf-8"?>
<math xmlns="http://www.w3.org/1998/Math/MathML">
  <semantics>
    <mn>1</mn>
    <annotation encoding="StarMath 5.0">1</annotation>
  </semantics>
</math>
</file>

<file path=Object 11/content.xml><?xml version="1.0" encoding="utf-8"?>
<math xmlns="http://www.w3.org/1998/Math/MathML">
  <semantics>
    <mn>1</mn>
    <annotation encoding="StarMath 5.0">1</annotation>
  </semantics>
</math>
</file>

<file path=Object 12/content.xml><?xml version="1.0" encoding="utf-8"?>
<math xmlns="http://www.w3.org/1998/Math/MathML">
  <semantics>
    <mn>1</mn>
    <annotation encoding="StarMath 5.0">1</annotation>
  </semantics>
</math>
</file>

<file path=Object 2/content.xml><?xml version="1.0" encoding="utf-8"?>
<math xmlns="http://www.w3.org/1998/Math/MathML">
  <semantics>
    <mrow>
      <mi>b</mi>
      <mo stretchy="false">/</mo>
      <mn>0</mn>
    </mrow>
    <annotation encoding="StarMath 5.0">b/0</annotation>
  </semantics>
</math>
</file>

<file path=Object 3/content.xml><?xml version="1.0" encoding="utf-8"?>
<math xmlns="http://www.w3.org/1998/Math/MathML">
  <semantics>
    <mrow>
      <mi>c</mi>
      <mo stretchy="false">/</mo>
      <mn>0</mn>
    </mrow>
    <annotation encoding="StarMath 5.0">c/0</annotation>
  </semantics>
</math>
</file>

<file path=Object 4/content.xml><?xml version="1.0" encoding="utf-8"?>
<math xmlns="http://www.w3.org/1998/Math/MathML">
  <semantics>
    <mrow>
      <mi>d</mi>
      <mo stretchy="false">/</mo>
      <mn>1</mn>
    </mrow>
    <annotation encoding="StarMath 5.0">d/1</annotation>
  </semantics>
</math>
</file>

<file path=Object 5/content.xml><?xml version="1.0" encoding="utf-8"?>
<math xmlns="http://www.w3.org/1998/Math/MathML">
  <semantics>
    <mn>0</mn>
    <annotation encoding="StarMath 5.0">0</annotation>
  </semantics>
</math>
</file>

<file path=Object 6/content.xml><?xml version="1.0" encoding="utf-8"?>
<math xmlns="http://www.w3.org/1998/Math/MathML">
  <semantics>
    <mn>0</mn>
    <annotation encoding="StarMath 5.0">0</annotation>
  </semantics>
</math>
</file>

<file path=Object 7/content.xml><?xml version="1.0" encoding="utf-8"?>
<math xmlns="http://www.w3.org/1998/Math/MathML">
  <semantics>
    <mn>0</mn>
    <annotation encoding="StarMath 5.0">0</annotation>
  </semantics>
</math>
</file>

<file path=Object 8/content.xml><?xml version="1.0" encoding="utf-8"?>
<math xmlns="http://www.w3.org/1998/Math/MathML">
  <semantics>
    <mn>0</mn>
    <annotation encoding="StarMath 5.0">0</annotation>
  </semantics>
</math>
</file>

<file path=Object 9/content.xml><?xml version="1.0" encoding="utf-8"?>
<math xmlns="http://www.w3.org/1998/Math/MathML">
  <semantics>
    <mn>1</mn>
    <annotation encoding="StarMath 5.0">1</annotation>
  </semantics>
</math>
</file>